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6.6285in"/>
    </style:style>
    <style:style style:name="Table1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2" style:family="table">
      <style:table-properties style:width="6.875in" table:align="left"/>
    </style:style>
    <style:style style:name="Table2.A" style:family="table-column">
      <style:table-column-properties style:column-width="0.2465in"/>
    </style:style>
    <style:style style:name="Table2.B" style:family="table-column">
      <style:table-column-properties style:column-width="6.6285in"/>
    </style:style>
    <style:style style:name="Table2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2.B1" style:family="table-cell">
      <style:table-cell-properties style:vertical-align="middle" fo:padding="0in" fo:border="none"/>
    </style:style>
    <style:style style:name="Table3" style:family="table">
      <style:table-properties style:width="6.875in" table:align="left"/>
    </style:style>
    <style:style style:name="Table3.A" style:family="table-column">
      <style:table-column-properties style:column-width="0.2465in"/>
    </style:style>
    <style:style style:name="Table3.B" style:family="table-column">
      <style:table-column-properties style:column-width="6.6285in"/>
    </style:style>
    <style:style style:name="Table3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3.B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2811in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9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10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11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P12" style:family="paragraph" style:parent-style-name="Heading_20_3">
      <style:paragraph-properties fo:margin-left="0in" fo:margin-right="0in" fo:margin-top="0in" fo:margin-bottom="0in" style:contextual-spacing="false" fo:line-height="184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padding="0in" fo:border="none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background-color="#3a3c3d" fo:padding="0in" fo:border="none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inherit" fo:padding="0in" fo:border="none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fo:padding="0in" fo:border="none"/>
    </style:style>
    <style:style style:name="T1" style:family="text">
      <style:text-properties fo:font-style="italic" fo:padding="0in" fo:border="none"/>
    </style:style>
    <style:style style:name="T2" style:family="text">
      <style:text-properties style:font-name="Consolas" fo:font-size="12pt" fo:background-color="#f2f2f2" loext:char-shading-value="0" fo:padding="0.0193in" fo:border="0.06pt solid #cccccc"/>
    </style:style>
    <style:style style:name="T3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8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9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2f2f2" loext:char-shading-value="0" fo:padding="0in" fo:border="none"/>
    </style:style>
    <style:style style:name="T10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1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padding="0.0193in" fo:border="0.06pt solid #cccccc"/>
    </style:style>
    <style:style style:name="T13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14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15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16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17" style:family="text">
      <style:text-properties fo:font-variant="normal" fo:text-transform="none" fo:color="#007700" style:font-name="Consolas" fo:font-size="12pt" fo:letter-spacing="normal" fo:font-style="normal" fo:font-weight="normal" fo:background-color="#f2f2f2" loext:char-shading-value="0" fo:padding="0in" fo:border="none"/>
    </style:style>
    <style:style style:name="T18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19" style:family="text">
      <style:text-properties fo:font-variant="normal" fo:text-transform="none" fo:color="#dd0000" style:font-name="Consolas" fo:font-size="12pt" fo:letter-spacing="normal" fo:font-style="normal" fo:font-weight="normal" fo:background-color="#f2f2f2" loext:char-shading-value="0" fo:padding="0in" fo:border="none"/>
    </style:style>
    <style:style style:name="T20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21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2f2f2" loext:char-shading-value="0" fo:padding="0in" fo:border="none"/>
    </style:style>
    <style:style style:name="T22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3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24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5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26" style:family="text">
      <style:text-properties fo:font-variant="normal" fo:text-transform="none" fo:color="#444444" fo:letter-spacing="normal" fo:padding="0.0193in" fo:border="0.06pt solid #cccccc"/>
    </style:style>
    <style:style style:name="T27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28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9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30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31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32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2f2f2" loext:char-shading-value="0" fo:padding="0in" fo:border="none"/>
    </style:style>
    <style:style style:name="T33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34" style:family="text">
      <style:text-properties fo:font-variant="normal" fo:text-transform="none" style:font-name="Open Sans" fo:font-size="12pt" fo:letter-spacing="normal" fo:font-style="normal" fo:font-weight="normal"/>
    </style:style>
    <style:style style:name="T35" style:family="text">
      <style:text-properties fo:font-variant="normal" fo:text-transform="none" fo:letter-spacing="normal" fo:padding="0.0193in" fo:border="0.06pt solid #cccccc"/>
    </style:style>
    <style:style style:name="T36" style:family="text">
      <style:text-properties fo:font-variant="normal" fo:text-transform="none" fo:color="#ff0066" style:font-name="Consolas" fo:font-size="12pt" fo:letter-spacing="normal" fo:font-style="normal" fo:font-weight="normal" fo:padding="0in" fo:border="none"/>
    </style:style>
    <style:style style:name="T37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38" style:family="text">
      <style:text-properties fo:font-variant="normal" fo:text-transform="none" fo:color="#ff0000" style:font-name="Consolas" fo:font-size="12pt" fo:letter-spacing="normal" fo:font-style="normal" fo:font-weight="normal" officeooo:rsid="0022eb6d" fo:padding="0in" fo:border="none"/>
    </style:style>
    <style:style style:name="T39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40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in" fo:border="none"/>
    </style:style>
    <style:style style:name="T41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42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43" style:family="text">
      <style:text-properties fo:color="#898989"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44" style:family="text">
      <style:text-properties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45" style:family="text">
      <style:text-properties fo:color="#daa520" fo:font-weight="bold"/>
    </style:style>
    <style:style style:name="T46" style:family="text">
      <style:text-properties fo:color="#dddddd" fo:font-weight="bold"/>
    </style:style>
    <style:style style:name="T47" style:family="text">
      <style:text-properties fo:color="#d14242" fo:font-weight="bold"/>
    </style:style>
    <style:style style:name="T48" style:family="text">
      <style:text-properties fo:color="#006fe0"/>
    </style:style>
    <style:style style:name="T49" style:family="text">
      <style:text-properties fo:color="#92afc1" fo:font-weight="bold"/>
    </style:style>
    <style:style style:name="T50" style:family="text">
      <style:text-properties fo:color="#cdcdcd" fo:font-weight="bold"/>
    </style:style>
    <style:style style:name="T51" style:family="text">
      <style:text-properties fo:font-weight="bold"/>
    </style:style>
    <style:style style:name="T52" style:family="text">
      <style:text-properties fo:color="#f7adf7" fo:font-weight="bold"/>
    </style:style>
    <style:style style:name="T53" style:family="text">
      <style:text-properties officeooo:rsid="0021b3f1"/>
    </style:style>
    <style:style style:name="T54" style:family="text">
      <style:text-properties fo:color="#ff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000000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HP 101 (part 5): Rank and File</text:h>
      <text:h text:style-name="P10" text:outline-level="2">Back to School</text:h>
      <text:p text:style-name="P2">When you first started reading this series, I promised you that<text:line-break/>you’d have a whole lot of fun. If you’re the cynical type, you may be<text:line-break/>feeling that I didn’t keep my promise. After all, how much fun have you<text:line-break/><text:span text:style-name="T1">really</text:span> had so far? All you’ve done is learn a bunch of<text:line-break/>theoretical rules, added and subtracted numbers from each other, learnt<text:line-break/>primitive decision-making and gone round and round in the circular<text:line-break/>funhouse of loops. Heck, if this wasn’t a PHP tutorial, it would be<text:line-break/>kindergarten…</text:p>
      <text:p text:style-name="P2">I hear you.</text:p>
      <text:p text:style-name="P2">In this segment of our ongoing saga, I’m going to teach you how to<text:line-break/>do something that’s definitely not for kids. It involves getting down<text:line-break/>and dirty with files on the disk: meeting them (shock!), reading their<text:line-break/>contents (shriek!) and (horror of horrors!) writing data to them. All<text:line-break/>of these exciting activities will take place under the aegis of PHP’s<text:line-break/>very cool file manipulation API, which allows you to view and modify<text:line-break/>file attributes, read and list directory contents, alter file<text:line-break/>permissions, retrieve file contents into a variety of native data<text:line-break/>structures, and search for files based on specific patterns.</text:p>
      <text:p text:style-name="P2">Let’s get started!</text:p>
      <text:p text:style-name="P8"><text:bookmark text:name="Heading2"/></text:p>
      <text:h text:style-name="P11" text:outline-level="2">Handle With Care</text:h>
      <text:p text:style-name="P2"><text:span text:style-name="T54">I’ll begin with something simple: opening a file and reading its<text:line-break/>contents.</text:span> Let’s assume that somewhere on your disk, hidden under<text:line-break/>/usr/local/stuff/that/should/be/elsewhere/recipes/, you have a text<text:line-break/><text:soft-page-break/>file containing the recipe for the perfect Spanish omelette. You now wish<text:line-break/>to <text:span text:style-name="T54">read the contents of this file</text:span> into a PHP script.</text:p>
      <text:p text:style-name="P2">In order to do this, <text:span text:style-name="T54">there are three distinct steps</text:span> to be<text:line-break/>followed:</text:p>
      <text:list xml:id="list7832822784103325824" text:style-name="L1">
        <text:list-item>
          <text:p text:style-name="P3">Open the file and assign it a file handle.</text:p>
        </text:list-item>
        <text:list-item>
          <text:p text:style-name="P3">Interact with the file, via its handle, and extract its contents<text:line-break/>into a PHP variable.</text:p>
        </text:list-item>
        <text:list-item>
          <text:p text:style-name="P3">Close the file.</text:p>
        </text:list-item>
      </text:list>
      <text:p text:style-name="P2">Here’s a PHP script that does just that:</text:p>
      <text:p text:style-name="P6"><text:span text:style-name="Source_20_Text"><text:span text:style-name="T4"><text:line-break/><text:line-break/>&lt;?php</text:span></text:span></text:p>
      <text:p text:style-name="P5"><text:span text:style-name="Source_20_Text"><text:span text:style-name="T6">// set file to read<text:line-break/></text:span></text:span><text:span text:style-name="Source_20_Text"><text:span text:style-name="T37">$file = '/usr/local/stuff/that/should/be/elsewhere/recipes/omelette.txt'or die('Could not open file!');</text:span></text:span></text:p>
      <text:p text:style-name="P5"><text:span text:style-name="Source_20_Text"><text:span text:style-name="T6">// open file<text:line-break/><text:line-break/></text:span></text:span><text:span text:style-name="Source_20_Text"><text:span text:style-name="T37">$fh = </text:span></text:span><text:a xlink:type="simple" xlink:href="https://devzone.zend.com/manual/function.fopen.php" office:target-frame-name="_blank" xlink:show="new"><text:span text:style-name="Source_20_Text"><text:span text:style-name="T41">fopen</text:span></text:span></text:a><text:span text:style-name="Source_20_Text"><text:span text:style-name="T37">($file, 'r') or die('Could not open file!'); //</text:span></text:span><text:span text:style-name="Source_20_Text"><text:span text:style-name="T38">fh即file handle</text:span></text:span><text:span text:style-name="Source_20_Text"><text:span text:style-name="T6"><text:line-break/><text:line-break/>// read file contents<text:line-break/><text:line-break/></text:span></text:span><text:span text:style-name="Source_20_Text"><text:span text:style-name="T37">$data = </text:span></text:span><text:a xlink:type="simple" xlink:href="https://devzone.zend.com/manual/function.fread.php" office:target-frame-name="_blank" xlink:show="new"><text:span text:style-name="Source_20_Text"><text:span text:style-name="T41">fread</text:span></text:span></text:a><text:span text:style-name="Source_20_Text"><text:span text:style-name="T37">($fh, </text:span></text:span><text:a xlink:type="simple" xlink:href="https://devzone.zend.com/manual/function.filesize.php" office:target-frame-name="_blank" xlink:show="new"><text:span text:style-name="Source_20_Text"><text:span text:style-name="T41">filesize</text:span></text:span></text:a><text:span text:style-name="Source_20_Text"><text:span text:style-name="T37">($file)) or die('Could not read file!');</text:span></text:span></text:p>
      <text:p text:style-name="P5"><text:span text:style-name="Source_20_Text"><text:span text:style-name="T6">// close file<text:line-break/><text:line-break/></text:span></text:span><text:a xlink:type="simple" xlink:href="https://devzone.zend.com/manual/function.fclose.php" office:target-frame-name="_blank" xlink:show="new"><text:span text:style-name="Source_20_Text"><text:span text:style-name="T41">fclose</text:span></text:span></text:a><text:span text:style-name="Source_20_Text"><text:span text:style-name="T37">($fh);</text:span></text:span><text:span text:style-name="Source_20_Text"><text:span text:style-name="T6"><text:line-break/><text:line-break/>// print file contents<text:line-break/></text:span></text:span><text:soft-page-break/><text:span text:style-name="Source_20_Text"><text:span text:style-name="T6"><text:line-break/></text:span></text:span><text:span text:style-name="Source_20_Text"><text:span text:style-name="T37">echo $data;</text:span></text:span></text:p>
      <text:p text:style-name="P6"><text:span text:style-name="Source_20_Text"><text:span text:style-name="T4">?&gt;<text:line-break/><text:line-break/></text:span></text:span></text:p>
      <text:p text:style-name="P2">Run this script through your Web browser, and PHP should return the<text:line-break/>contents of the file.</text:p>
      <text:p text:style-name="P2">Now let me explain each of the three steps above in detail:</text:p>
      <text:p text:style-name="P8"><text:bookmark text:name="Heading3"/></text:p>
      <text:h text:style-name="P12" text:outline-level="3">Open the file and assign it a file handle</text:h>
      <text:p text:style-name="P6"><text:span text:style-name="T11">PHP needs a file handle to read data from a file. This file handle<text:line-break/>can be created with the </text:span><text:span text:style-name="Source_20_Text"><text:span text:style-name="T5">fopen()</text:span></text:span><text:span text:style-name="T11"> function, which accepts two arguments:<text:line-break/>the name and path to the file, and a string indicating the “mode” in<text:line-break/>which the file is to be opened (</text:span><text:span text:style-name="Source_20_Text"><text:span text:style-name="T5">'r'</text:span></text:span><text:span text:style-name="T11"> for read).</text:span></text:p>
      <text:p text:style-name="P6"><text:span text:style-name="T42">Three different modes are available for use with the </text:span><text:span text:style-name="Source_20_Text"><text:span text:style-name="T39">fopen()</text:span></text:span><text:span text:style-name="T42"><text:line-break/>function. Here’s the list:</text:span></text:p>
      <text:p text:style-name="P6"><text:span text:style-name="Source_20_Text"><text:span text:style-name="T39">'r'</text:span></text:span><text:span text:style-name="T42"> – opens a file in read mode</text:span></text:p>
      <text:p text:style-name="P6"><text:span text:style-name="Source_20_Text"><text:span text:style-name="T39">'w'</text:span></text:span><text:span text:style-name="T42"> – opens a file in write mode, destroying existing file<text:line-break/>contents</text:span></text:p>
      <text:p text:style-name="P6"><text:span text:style-name="Source_20_Text"><text:span text:style-name="T39">'a'</text:span></text:span><text:span text:style-name="T42"> – opens a file in append mode, preserving existing file<text:line-break/>contents</text:span></text:p>
      <text:p text:style-name="P8"><text:bookmark text:name="Heading4"/></text:p>
      <text:h text:style-name="P12" text:outline-level="3"><text:soft-page-break/>Interact with the file via its handle and extract its contents<text:line-break/>into a PHP variable</text:h>
      <text:p text:style-name="P6"><text:span text:style-name="T42">If the </text:span><text:span text:style-name="Source_20_Text"><text:span text:style-name="T39">fopen()</text:span></text:span><text:span text:style-name="T42"> function is successful, it returns a file handle,<text:line-break/></text:span><text:span text:style-name="Source_20_Text"><text:span text:style-name="T39">$fh</text:span></text:span><text:span text:style-name="T42">, which can be used for further interaction with the file.</text:span><text:span text:style-name="T11"> This file<text:line-break/>handle is used by the </text:span><text:span text:style-name="Source_20_Text"><text:span text:style-name="T5">fread()</text:span></text:span><text:span text:style-name="T11"> function, which reads the file and places<text:line-break/>its contents into a variable.</text:span></text:p>
      <text:p text:style-name="P6"><text:span text:style-name="T42">The second argument to </text:span><text:span text:style-name="Source_20_Text"><text:span text:style-name="T39">fread()</text:span></text:span><text:span text:style-name="T42"> is the number of bytes to be read.</text:span><text:span text:style-name="T11"><text:line-break/>You can usually obtain this information through the </text:span><text:span text:style-name="Source_20_Text"><text:span text:style-name="T39">filesize()</text:span></text:span></text:p>
      <text:p text:style-name="P2">function, which – who’d have guessed it?!- <text:span text:style-name="T54">returns the size of the<text:line-break/>file in bytes.</text:span></text:p>
      <text:p text:style-name="P8"><text:bookmark text:name="Heading5"/></text:p>
      <text:h text:style-name="P12" text:outline-level="3">Close the file</text:h>
      <text:p text:style-name="P6"><text:span text:style-name="T42">This last step is not strictly necessary as PHP closes the file<text:line-break/>automatically once it reaches the end of the script, but it’s a good<text:line-break/>habit to develop. </text:span><text:span text:style-name="T11">Explicitly closing the file with </text:span><text:span text:style-name="Source_20_Text"><text:span text:style-name="T5">fclose()</text:span></text:span><text:span text:style-name="T11"> has two<text:line-break/>advantages: it ties up loose ends in your script, and it wins you lots<text:line-break/>of good karma from the PHP community.</text:span></text:p>
      <text:p text:style-name="P6"><text:span text:style-name="T11">You probably haven’t see </text:span><text:span text:style-name="T42">the </text:span><text:span text:style-name="Source_20_Text"><text:span text:style-name="T39">die()</text:span></text:span><text:span text:style-name="T42"> function</text:span><text:span text:style-name="T11"> before, either. </text:span><text:span text:style-name="T42">This<text:line-break/>function is mostly used as a primitive error-handling mechanism. In the<text:line-break/>event of a fatal error, such as the file path being invalid or the file<text:line-break/>permissions being such that PHP cannot read it, </text:span><text:span text:style-name="Source_20_Text"><text:span text:style-name="T39">die()</text:span></text:span><text:span text:style-name="T42"> terminates script<text:line-break/>processing and optionally displays a user-specified error message<text:line-break/>indicating why it committed suicide.</text:span></text:p>
      <text:p text:style-name="P8"><text:bookmark text:name="Heading6"/><text:soft-page-break/></text:p>
      <text:h text:style-name="P11" text:outline-level="2">Different Strokes</text:h>
      <text:p text:style-name="P6"><text:span text:style-name="T42">An alternative method of reading data from a file is the very cool<text:line-break/></text:span><text:span text:style-name="Source_20_Text"><text:span text:style-name="T39">file()</text:span></text:span><text:span text:style-name="T42"> function, which reads the entire file into an array</text:span><text:span text:style-name="T11"> (remember<text:line-break/>them?) with one line of code. </text:span><text:span text:style-name="T42">Each element of the array then contains<text:line-break/>one line from the file. </text:span><text:span text:style-name="T11">To display the contents of the file, simply<text:line-break/>iterate over the array in a </text:span><text:span text:style-name="Source_20_Text"><text:span text:style-name="T5">foreach()</text:span></text:span><text:span text:style-name="T11"> loop and print each element.</text:span></text:p>
      <text:p text:style-name="P2">The following example demonstrates:</text:p>
      <text:p text:style-name="P5"><text:span text:style-name="Source_20_Text"><text:span text:style-name="T6">&lt;?php</text:span></text:span></text:p>
      <text:p text:style-name="P5"><text:span text:style-name="Source_20_Text"><text:span text:style-name="T6">// set file to read<text:line-break/></text:span></text:span><text:span text:style-name="Source_20_Text"><text:span text:style-name="T37">$file = '/usr/local/stuff/that/should/be/elsewhere/recipes/omelette.txt'or die('Could not read file!');</text:span></text:span><text:span text:style-name="Source_20_Text"><text:span text:style-name="T6"><text:line-break/><text:line-break/>// read file into array<text:line-break/><text:line-break/></text:span></text:span><text:span text:style-name="Source_20_Text"><text:span text:style-name="T37">$data = </text:span></text:span><text:a xlink:type="simple" xlink:href="https://devzone.zend.com/manual/function.file.php" office:target-frame-name="_blank" xlink:show="new"><text:span text:style-name="Source_20_Text"><text:span text:style-name="T41">file</text:span></text:span></text:a><text:span text:style-name="Source_20_Text"><text:span text:style-name="T37">($file) or die('Could not read file!');</text:span></text:span><text:span text:style-name="Source_20_Text"><text:span text:style-name="T6"><text:line-break/><text:line-break/>// loop through array and print each line</text:span></text:span></text:p>
      <text:p text:style-name="P5"><text:span text:style-name="Source_20_Text"><text:span text:style-name="T6">foreach ($data as $line) {<text:line-break/><text:line-break/>     echo $line;<text:line-break/><text:line-break/>}</text:span></text:span></text:p>
      <text:p text:style-name="P6"><text:span text:style-name="Source_20_Text"><text:span text:style-name="T4">?&gt;<text:line-break/><text:line-break/></text:span></text:span></text:p>
      <text:p text:style-name="P6"><text:soft-page-break/><text:span text:style-name="T11">In this example, the </text:span><text:span text:style-name="Source_20_Text"><text:span text:style-name="T5">file()</text:span></text:span><text:span text:style-name="T11"> command opens the file, reads it into an<text:line-break/>array and closes the file – all in one, single, elegant movement. Each<text:line-break/>element of the array now corresponds to a line from the file. It’s easy<text:line-break/>to print the file’s contents now – just reach for that mainstay of<text:line-break/>array processing, the </text:span><text:span text:style-name="Source_20_Text"><text:span text:style-name="T5">foreach()</text:span></text:span><text:span text:style-name="T11"> loop.</text:span></text:p>
      <text:p text:style-name="P6"><text:span text:style-name="T11">Don’t want the data in an array? Try the</text:span><text:span text:style-name="T42"> </text:span><text:span text:style-name="Source_20_Text"><text:span text:style-name="T39">file_get_contents()</text:span></text:span><text:span text:style-name="T42"><text:line-break/>function</text:span><text:span text:style-name="T11">, new in PHP 4.3.0 and PHP 5.0, which </text:span><text:span text:style-name="T42">reads the entire file<text:line-break/>into a string:</text:span></text:p>
      <text:p text:style-name="P6"><text:span text:style-name="Source_20_Text"><text:span text:style-name="T4"><text:line-break/><text:line-break/>&lt;?php</text:span></text:span></text:p>
      <text:p text:style-name="P5"><text:span text:style-name="Source_20_Text"><text:span text:style-name="T6">// set file to read<text:line-break/></text:span></text:span><text:span text:style-name="Source_20_Text"><text:span text:style-name="T37">$file = '/usr/local/stuff/that/should/be/elsewhere/recipes/omelette.txt';<text:line-break/></text:span></text:span><text:span text:style-name="Source_20_Text"><text:span text:style-name="T6"><text:line-break/>// read file into string<text:line-break/><text:line-break/></text:span></text:span><text:span text:style-name="Source_20_Text"><text:span text:style-name="T37">$data = </text:span></text:span><text:a xlink:type="simple" xlink:href="https://devzone.zend.com/manual/function.file-get-contents.php" office:target-frame-name="_blank" xlink:show="new"><text:span text:style-name="Source_20_Text"><text:span text:style-name="T41">file_get_contents</text:span></text:span></text:a><text:span text:style-name="Source_20_Text"><text:span text:style-name="T37">($file) or die('Could not read file!');</text:span></text:span><text:span text:style-name="Source_20_Text"><text:span text:style-name="T6"><text:line-break/><text:line-break/>// print contents<text:line-break/><text:line-break/></text:span></text:span><text:span text:style-name="Source_20_Text"><text:span text:style-name="T37">echo $data;</text:span></text:span></text:p>
      <text:p text:style-name="P6"><text:span text:style-name="Source_20_Text"><text:span text:style-name="T4">?&gt;<text:line-break/><text:line-break/></text:span></text:span></text:p>
      <text:p text:style-name="P6"><text:span text:style-name="T11">Who am I kidding? </text:span><text:span text:style-name="T42">I always use the one-line functions noted above<text:line-break/></text:span><text:soft-page-break/><text:span text:style-name="T42">instead of the three-line sequence of </text:span><text:span text:style-name="Source_20_Text"><text:span text:style-name="T39">fopen()</text:span></text:span><text:span text:style-name="T42">, </text:span><text:span text:style-name="Source_20_Text"><text:span text:style-name="T39">fread()</text:span></text:span><text:span text:style-name="T42"> and </text:span><text:span text:style-name="Source_20_Text"><text:span text:style-name="T39">fclose()</text:span></text:span><text:span text:style-name="T42">.</text:span><text:span text:style-name="T11"><text:line-break/>Laziness conquers all.</text:span></text:p>
      <text:p text:style-name="P8"><text:bookmark text:name="Heading7"/></text:p>
      <text:h text:style-name="P11" text:outline-level="2">When Laziness is a Virtue</text:h>
      <text:p text:style-name="P6"><text:span text:style-name="T42">PHP also offers two very useful functions to import files into a PHP<text:line-break/>script: the </text:span><text:span text:style-name="Source_20_Text"><text:span text:style-name="T39">include()</text:span></text:span><text:span text:style-name="T42"> and </text:span><text:span text:style-name="Source_20_Text"><text:span text:style-name="T39">require()</text:span></text:span><text:span text:style-name="T42">functions.</text:span><text:span text:style-name="T11"> These functions can be<text:line-break/>used to suck external files lock, stock and barrel into a PHP script,<text:line-break/>which is very handy if, for example, you have a modular application<text:line-break/>which has its code broken down across files in separate locations.</text:span></text:p>
      <text:p text:style-name="P6"><text:span text:style-name="T11">The best way to understand the utility of the </text:span><text:span text:style-name="Source_20_Text"><text:span text:style-name="T5">include()</text:span></text:span><text:span text:style-name="T11"> and<text:line-break/></text:span><text:span text:style-name="Source_20_Text"><text:span text:style-name="T5">require()</text:span></text:span><text:span text:style-name="T11"> functions is with an example. Assume that on your Web site<text:line-break/>you have a standard menu bar at the top of every page, and a standard<text:line-break/>copyright notice in the bottom. Instead of copying and pasting the<text:line-break/>header and footer code on each individual page, PHP gurus simply create<text:line-break/>separate files for the header and footer, and import them at the top<text:line-break/>and bottom of each script. This also makes a change to the site design<text:line-break/>easier to implement: instead of manually editing a gazillion files, you<text:line-break/>simply edit two, and the changes are reflected across your entire site<text:line-break/>instantaneously.</text:span></text:p>
      <text:p text:style-name="P6"><text:span text:style-name="T11">Let’s see a real live example of this in action. Create the header<text:line-break/>in one file, called</text:span><text:span text:style-name="T42"> </text:span><text:span text:style-name="Source_20_Text"><text:span text:style-name="T39">header.php</text:span></text:span><text:span text:style-name="T42">:</text:span></text:p>
      <text:p text:style-name="P6"><text:span text:style-name="Source_20_Text"><text:span text:style-name="T4"><text:line-break/><text:line-break/></text:span></text:span><text:soft-page-break/><text:span text:style-name="Source_20_Text"><text:span text:style-name="T4">&lt;html&gt;<text:line-break/><text:line-break/>&lt;head&gt;<text:line-break/><text:line-break/>&lt;title&gt;&lt;?</text:span></text:span><text:span text:style-name="Source_20_Text"><text:span text:style-name="T40">php echo $page['title']</text:span></text:span><text:span text:style-name="Source_20_Text"><text:span text:style-name="T4">;?&gt;&lt;/title&gt;</text:span></text:span></text:p>
      <text:p text:style-name="P5"><text:span text:style-name="Source_20_Text"><text:span text:style-name="T7">&lt;/head&gt;<text:line-break/><text:line-break/>&lt;body&gt;<text:line-break/><text:line-break/>&lt;!-- top menu bar --&gt;<text:line-break/><text:line-break/>&lt;table width="90%" border="0" cellspacing="5" cellpadding="5"&gt;<text:line-break/><text:line-break/>&lt;tr&gt;<text:line-break/><text:line-break/>&lt;td&gt;&lt;a href="#"&gt;Home&lt;/a&gt;&lt;/td&gt;<text:line-break/><text:line-break/>&lt;td&gt;&lt;a href="#"&gt;Site Map&lt;/a&gt;&lt;/td&gt;</text:span></text:span></text:p>
      <text:p text:style-name="P5"><text:span text:style-name="Source_20_Text"><text:span text:style-name="T7">&lt;td&gt;&lt;a href="#"&gt;Search&lt;/a&gt;&lt;/td&gt;<text:line-break/><text:line-break/>&lt;td&gt;&lt;a href="#"&gt;Help&lt;/a&gt;&lt;/td&gt;<text:line-break/><text:line-break/>&lt;/tr&gt;<text:line-break/></text:span></text:span><text:soft-page-break/><text:span text:style-name="Source_20_Text"><text:span text:style-name="T7"><text:line-break/>&lt;/table&gt;<text:line-break/><text:line-break/>&lt;!-- header ends --&gt;</text:span></text:span></text:p>
      <text:p text:style-name="P6"><text:span text:style-name="Source_20_Text"><text:span text:style-name="T3"/></text:span></text:p>
      <text:p text:style-name="P6"><text:span text:style-name="T11">Next, create the footer with the copyright notice in a second file,<text:line-break/></text:span><text:span text:style-name="Source_20_Text"><text:span text:style-name="T39">footer.php</text:span></text:span><text:span text:style-name="T42">:</text:span></text:p>
      <text:p text:style-name="P6"><text:span text:style-name="Source_20_Text"><text:span text:style-name="T4"><text:line-break/><text:line-break/>&lt;!-- footer begins --&gt;<text:line-break/><text:line-break/>&lt;br /&gt;<text:line-break/>&lt;center&gt;Your usage of this site is subject to its published &lt;a href="tac.html"&gt;terms and conditions&lt;/a&gt;. Data is copyright Big Company Inc, 1995-&lt;?php echo </text:span></text:span><text:a xlink:type="simple" xlink:href="https://devzone.zend.com/manual/function.date.php" office:target-frame-name="_blank" xlink:show="new"><text:span text:style-name="Source_20_Text"><text:span text:style-name="T9">date</text:span></text:span></text:a><text:span text:style-name="Source_20_Text"><text:span text:style-name="T4">("Y", </text:span></text:span><text:a xlink:type="simple" xlink:href="https://devzone.zend.com/manual/function.mktime.php" office:target-frame-name="_blank" xlink:show="new"><text:span text:style-name="Source_20_Text"><text:span text:style-name="T9">mktime</text:span></text:span></text:a><text:span text:style-name="Source_20_Text"><text:span text:style-name="T4">()); ?&gt;&lt;/center&gt;</text:span></text:span></text:p>
      <text:p text:style-name="P6"><text:span text:style-name="Source_20_Text"><text:span text:style-name="T5">&lt;/body&gt;<text:line-break/><text:line-break/>&lt;/html&gt;<text:line-break/></text:span></text:span></text:p>
      <text:p text:style-name="P6"><text:span text:style-name="T42">Finally, create a script to display the main content of your site,<text:line-break/>and </text:span><text:span text:style-name="Source_20_Text"><text:span text:style-name="T39">include()</text:span></text:span><text:span text:style-name="T42"> the header and footer at appropriate places:</text:span></text:p>
      <text:p text:style-name="P6"><text:span text:style-name="Source_20_Text"><text:span text:style-name="T4"><text:line-break/><text:line-break/></text:span></text:span><text:soft-page-break/><text:span text:style-name="Source_20_Text"><text:span text:style-name="T4">&lt;?php</text:span></text:span></text:p>
      <text:p text:style-name="P5"><text:span text:style-name="Source_20_Text"><text:span text:style-name="T6">// create an array to set page-level variables<text:line-break/></text:span></text:span><text:span text:style-name="Source_20_Text"><text:span text:style-name="T37">$page = array();</text:span></text:span><text:span text:style-name="Source_20_Text"><text:span text:style-name="T6"><text:line-break/><text:line-break/></text:span></text:span><text:span text:style-name="Source_20_Text"><text:span text:style-name="T37">$page['title'] = 'Product Catalog';</text:span></text:span><text:span text:style-name="Source_20_Text"><text:span text:style-name="T6"><text:line-break/><text:line-break/>/* once the file is imported, the variables set above will become available to it */</text:span></text:span></text:p>
      <text:p text:style-name="P5"><text:span text:style-name="Source_20_Text"><text:span text:style-name="T7">// include the page header<text:line-break/><text:line-break/></text:span></text:span><text:span text:style-name="Source_20_Text"><text:span text:style-name="T37">include('header.php');</text:span></text:span></text:p>
      <text:p text:style-name="P5"><text:span text:style-name="Source_20_Text"><text:span text:style-name="T6">?&gt;<text:line-break/><text:line-break/></text:span></text:span><text:span text:style-name="Source_20_Text"><text:span text:style-name="T7"><text:line-break/><text:line-break/>&lt;!-- HTML content here --&gt;</text:span></text:span></text:p>
      <text:p text:style-name="P5"><text:span text:style-name="Source_20_Text"><text:span text:style-name="T6">&lt;?php</text:span></text:span></text:p>
      <text:p text:style-name="P5"><text:span text:style-name="Source_20_Text"><text:span text:style-name="T6">// include the page footer<text:line-break/><text:line-break/></text:span></text:span><text:span text:style-name="Source_20_Text"><text:span text:style-name="T37">include('footer.php');</text:span></text:span></text:p>
      <text:p text:style-name="P5"><text:span text:style-name="Source_20_Text"><text:span text:style-name="T6">?&gt;<text:line-break/></text:span></text:span></text:p>
      <text:p text:style-name="P4">Now, when you run the script above, PHP will automatically read in<text:line-break/>the header and footer files, merge them with the HTML content, and<text:line-break/>display the complete page to you. Simple, isn’t it?</text:p>
      <text:p text:style-name="P6"><text:span text:style-name="T42">Notice that you can even write PHP code inside the files being<text:line-break/>imported. When the file is first read in, the parser will look for<text:line-break/></text:span><text:soft-page-break/><text:span text:style-name="Source_20_Text"><text:span text:style-name="T39">&lt;?php...?&gt;</text:span></text:span><text:span text:style-name="T42"> tags, and automatically execute the code inside it.</text:span><text:span text:style-name="T11"><text:line-break/>(If you’re familiar with JavaScript, you can use this feature to<text:line-break/>replicate functionality similar to that of the </text:span><text:span text:style-name="Source_20_Text"><text:span text:style-name="T5">onLoad()</text:span></text:span><text:span text:style-name="T11"> page event<text:line-break/>handler in JavaScript.)</text:span></text:p>
      <text:p text:style-name="P6"><text:span text:style-name="T42">PHP also offers the </text:span><text:span text:style-name="Source_20_Text"><text:span text:style-name="T39">require_once()</text:span></text:span><text:span text:style-name="T42"> and </text:span><text:span text:style-name="Source_20_Text"><text:span text:style-name="T39">include_once()</text:span></text:span><text:span text:style-name="T42">functions,<text:line-break/>which ensure that a file which has already been read is not read again.</text:span><text:span text:style-name="T11"><text:line-break/>This can come in handy if you have a situation in which you want to<text:line-break/>eliminate multiple reads of the same include file, either for<text:line-break/>performance reasons or to avoid corruption of the variable space.</text:span></text:p>
      <text:p text:style-name="P6"><text:span text:style-name="T42">A quick note on the difference between the </text:span><text:span text:style-name="Source_20_Text"><text:span text:style-name="T39">include()</text:span></text:span><text:span text:style-name="T42"> and<text:line-break/></text:span><text:span text:style-name="Source_20_Text"><text:span text:style-name="T39">require()</text:span></text:span><text:span text:style-name="T42">functions: the </text:span><text:span text:style-name="Source_20_Text"><text:span text:style-name="T39">require()</text:span></text:span><text:span text:style-name="T42">function returns a fatal error if the<text:line-break/>named file cannot be found and halts script processing, while the<text:line-break/></text:span><text:span text:style-name="Source_20_Text"><text:span text:style-name="T39">include()</text:span></text:span><text:span text:style-name="T42"> function returns a warning but allows script processing to<text:line-break/>continue.</text:span></text:p>
      <text:p text:style-name="P8"><text:bookmark text:name="Heading8"/></text:p>
      <text:h text:style-name="P11" text:outline-level="2">Writing to Ma</text:h>
      <text:p text:style-name="P2">After everything you’ve just read, you’ve probably realized that<text:line-break/>reading a file is not exactly brain surgery. So let’s proceed to<text:line-break/>something slightly more difficult – <text:span text:style-name="T54">writing to a file</text:span>.</text:p>
      <text:p text:style-name="P6"><text:span text:style-name="T11">The steps involved in writing data to a file are almost identical to<text:line-break/>those involved in reading it: open the file and obtain a file handle,<text:line-break/>use the file handle to write data to it, and close the file. There are<text:line-break/>two differences: first, you must </text:span><text:span text:style-name="Source_20_Text"><text:span text:style-name="T5">fopen()</text:span></text:span><text:span text:style-name="T11"> the file in write mode (</text:span><text:span text:style-name="Source_20_Text"><text:span text:style-name="T5">'w'</text:span></text:span><text:span text:style-name="T11"><text:line-break/></text:span><text:soft-page-break/><text:span text:style-name="T11">for write), and second, instead of using the </text:span><text:span text:style-name="Source_20_Text"><text:span text:style-name="T5">fread()</text:span></text:span><text:span text:style-name="T11"> function to read<text:line-break/>from the file handle, use the </text:span><text:span text:style-name="Source_20_Text"><text:span text:style-name="T5">fwrite()</text:span></text:span><text:span text:style-name="T11"> function to write to it. Take a<text:line-break/>look:</text:span></text:p>
      <text:p text:style-name="P6"><text:span text:style-name="Source_20_Text"><text:span text:style-name="T4"><text:line-break/><text:line-break/>&lt;?php</text:span></text:span></text:p>
      <text:p text:style-name="P5"><text:span text:style-name="Source_20_Text"><text:span text:style-name="T6">// set file to write<text:line-break/></text:span></text:span><text:span text:style-name="Source_20_Text"><text:span text:style-name="T37">$file = '/tmp/dump.txt';</text:span></text:span><text:span text:style-name="Source_20_Text"><text:span text:style-name="T6"><text:line-break/><text:line-break/>// open file<text:line-break/><text:line-break/></text:span></text:span><text:span text:style-name="Source_20_Text"><text:span text:style-name="T37">$fh = </text:span></text:span><text:a xlink:type="simple" xlink:href="https://devzone.zend.com/manual/function.fopen.php" office:target-frame-name="_blank" xlink:show="new"><text:span text:style-name="Source_20_Text"><text:span text:style-name="T41">fopen</text:span></text:span></text:a><text:span text:style-name="Source_20_Text"><text:span text:style-name="T37">($file, 'w') or die('Could not open file!');</text:span></text:span></text:p>
      <text:p text:style-name="P5"><text:span text:style-name="Source_20_Text"><text:span text:style-name="T6">// write to file<text:line-break/><text:line-break/></text:span></text:span><text:a xlink:type="simple" xlink:href="https://devzone.zend.com/manual/function.fwrite.php" office:target-frame-name="_blank" xlink:show="new"><text:span text:style-name="Source_20_Text"><text:span text:style-name="T41">fwrite</text:span></text:span></text:a><text:span text:style-name="Source_20_Text"><text:span text:style-name="T37">($fh, "Look, Ma, I wrote a file!</text:span></text:span><text:span text:style-name="Source_20_Text"><text:span text:style-name="T6"><text:line-break/>") or die('Could not write to file');<text:line-break/><text:line-break/>// close file<text:line-break/><text:line-break/></text:span></text:span><text:a xlink:type="simple" xlink:href="https://devzone.zend.com/manual/function.fclose.php" office:target-frame-name="_blank" xlink:show="new"><text:span text:style-name="Source_20_Text"><text:span text:style-name="T41">fclose</text:span></text:span></text:a><text:span text:style-name="Source_20_Text"><text:span text:style-name="T37">($fh);</text:span></text:span></text:p>
      <text:p text:style-name="P5"><text:span text:style-name="Source_20_Text"><text:span text:style-name="T6">?&gt;</text:span></text:span></text:p>
      <text:p text:style-name="P6"><text:span text:style-name="Source_20_Text"><text:span text:style-name="T3"/></text:span></text:p>
      <text:p text:style-name="P6"><text:span text:style-name="T42">When you run this script, it should create a file named </text:span><text:span text:style-name="Source_20_Text"><text:span text:style-name="T39">dump.txt</text:span></text:span><text:span text:style-name="T42"> in<text:line-break/></text:span><text:span text:style-name="Source_20_Text"><text:span text:style-name="T39">/tmp</text:span></text:span><text:span text:style-name="T42">, and write a line of text to it,</text:span><text:span text:style-name="T11"> with a carriage return at the<text:line-break/>end. Notice that double quotes are needed to convert<text:line-break/></text:span><text:soft-page-break/><text:span text:style-name="T11">into a carriage<text:line-break/>return.</text:span></text:p>
      <text:p text:style-name="P6"><text:span text:style-name="T42">The </text:span><text:span text:style-name="Source_20_Text"><text:span text:style-name="T39">fopen()</text:span></text:span><text:span text:style-name="T42">, </text:span><text:span text:style-name="Source_20_Text"><text:span text:style-name="T39">fwrite()</text:span></text:span><text:span text:style-name="T42"> and </text:span><text:span text:style-name="Source_20_Text"><text:span text:style-name="T39">fread()</text:span></text:span><text:span text:style-name="T42"> functions are all binary-safe,<text:line-break/>which means you can use them on binary files without worrying about<text:line-break/>damage to the file contents. </text:span><text:span text:style-name="T11">Read more about many of the issues related<text:line-break/>to binary-safe file manipulation on different platforms at</text:span><text:a xlink:type="simple" xlink:href="http://www.php.net/manual/en/function.fopen.php" office:target-frame-name="_blank" xlink:show="new"><text:span text:style-name="T10">http://www.php.net/manual/en/function.fopen.php</text:span></text:a><text:span text:style-name="T11">.</text:span></text:p>
      <text:p text:style-name="P6"><text:span text:style-name="T11">If I’ve spoiled you by showing you the one-line shortcut functions<text:line-break/>for file reads, let me damage you further by introducing you to the<text:line-break/></text:span><text:span text:style-name="Source_20_Text"><text:span text:style-name="T39">file_put_contents()</text:span></text:span><text:span text:style-name="T42"> function</text:span><text:span text:style-name="T11">, new in PHP 5.0, w</text:span><text:span text:style-name="T42">hich takes a string and<text:line-break/>writes it to a file in a single line of code.</text:span></text:p>
      <text:p text:style-name="P6"><text:span text:style-name="Source_20_Text"><text:span text:style-name="T4"><text:line-break/><text:line-break/>&lt;?php</text:span></text:span></text:p>
      <text:p text:style-name="P5"><text:span text:style-name="Source_20_Text"><text:span text:style-name="T6">// set file to write<text:line-break/></text:span></text:span><text:span text:style-name="Source_20_Text"><text:span text:style-name="T37">$filename = '/tmp/dump.txt';</text:span></text:span><text:span text:style-name="Source_20_Text"><text:span text:style-name="T6"><text:line-break/><text:line-break/>// write to file</text:span></text:span></text:p>
      <text:p text:style-name="P5"><text:a xlink:type="simple" xlink:href="https://devzone.zend.com/manual/function.file-put-contents.php" office:target-frame-name="_blank" xlink:show="new"><text:span text:style-name="Source_20_Text"><text:span text:style-name="T41">file_put_contents</text:span></text:span></text:a><text:span text:style-name="Source_20_Text"><text:span text:style-name="T37">($filename, "Look, Ma, I wrote a file!<text:line-break/>") or die('Could not write to file');</text:span></text:span></text:p>
      <text:p text:style-name="P6"><text:span text:style-name="Source_20_Text"><text:span text:style-name="T4">?&gt;<text:line-break/><text:line-break/></text:span></text:span></text:p>
      <text:p text:style-name="P2">Bear in mind that the directory in which you’re trying to create the<text:line-break/>file must exist before you can write to it. Forgetting this important<text:line-break/><text:soft-page-break/>step is a common cause of script errors.</text:p>
      <text:p text:style-name="P8"><text:bookmark text:name="Heading9"/></text:p>
      <text:h text:style-name="P11" text:outline-level="2">Information is Power</text:h>
      <text:p text:style-name="P6"><text:span text:style-name="T42">PHP also comes with a bunch of functions that allow you to test the<text:line-break/>status of a file</text:span><text:span text:style-name="T11"> – for example to find out whether it exists, whether<text:line-break/>it’s empty, whether it’s readable or writable, and whether it’s a<text:line-break/>binary or text file. Of these, the most commonly used operator is the<text:line-break/></text:span><text:span text:style-name="Source_20_Text"><text:span text:style-name="T39">file_exists()</text:span></text:span><text:span text:style-name="T42"> function, which is used to test for the existence of a<text:line-break/>specific file.</text:span></text:p>
      <text:p text:style-name="P2">Here’s an example which asks the user to enter the path to a file in<text:line-break/>a Web form, and then returns a message displaying whether or not the<text:line-break/>file exists:</text:p>
      <text:p text:style-name="P6"><text:span text:style-name="Source_20_Text"><text:span text:style-name="T4"><text:line-break/>&lt;html&gt;<text:line-break/><text:line-break/>&lt;head&gt;</text:span></text:span></text:p>
      <text:p text:style-name="P5"><text:span text:style-name="Source_20_Text"><text:span text:style-name="T7">&lt;/head&gt;<text:line-break/><text:line-break/>&lt;body&gt;</text:span></text:span></text:p>
      <text:p text:style-name="P5"><text:span text:style-name="Source_20_Text"><text:span text:style-name="T6">&lt;?php<text:line-break/><text:line-break/>// if form has not yet been submitted<text:line-break/><text:line-break/>// display input box<text:line-break/><text:line-break/></text:span></text:span><text:soft-page-break/><text:span text:style-name="Source_20_Text"><text:span text:style-name="T6">if (!isset($_POST['file'])) {<text:line-break/><text:line-break/>?&gt;</text:span></text:span></text:p>
      <text:p text:style-name="P5"><text:span text:style-name="Source_20_Text"><text:span text:style-name="T12">    </text:span></text:span><text:span text:style-name="Source_20_Text"><text:span text:style-name="T7">&lt;form action="</text:span></text:span><text:span text:style-name="Source_20_Text"><text:span text:style-name="T6">&lt;?php echo $_SERVER['PHP_SELF']; ?&gt;</text:span></text:span><text:span text:style-name="Source_20_Text"><text:span text:style-name="T7">" method="post"&gt;</text:span></text:span></text:p>
      <text:p text:style-name="P5"><text:span text:style-name="Source_20_Text"><text:span text:style-name="T12">    </text:span></text:span><text:span text:style-name="Source_20_Text"><text:span text:style-name="T7">Enter file path &lt;input type="text" name="file"&gt;<text:line-break/><text:line-break/>    &lt;/form&gt;</text:span></text:span></text:p>
      <text:p text:style-name="P5"><text:span text:style-name="Source_20_Text"><text:span text:style-name="T6">&lt;?php<text:line-break/><text:line-break/>}<text:line-break/><text:line-break/>// else process form input<text:line-break/><text:line-break/>else {<text:line-break/><text:line-break/>    // check if file exists<text:line-break/><text:line-break/>    // display appropriate message<text:line-break/><text:line-break/>    if (</text:span></text:span><text:a xlink:type="simple" xlink:href="https://devzone.zend.com/manual/function.file-exists.php" office:target-frame-name="_blank" xlink:show="new"><text:span text:style-name="Source_20_Text"><text:span text:style-name="T8">file_exists</text:span></text:span></text:a><text:span text:style-name="Source_20_Text"><text:span text:style-name="T6">($_POST['file'])) {</text:span></text:span></text:p>
      <text:p text:style-name="P5"><text:span text:style-name="Source_20_Text"><text:span text:style-name="T12">        </text:span></text:span><text:span text:style-name="Source_20_Text"><text:span text:style-name="T7">echo </text:span></text:span><text:span text:style-name="Source_20_Text"><text:span text:style-name="T6">'File exists!';<text:line-break/><text:line-break/>        }<text:line-break/><text:line-break/>    else {<text:line-break/><text:line-break/></text:span></text:span><text:soft-page-break/><text:span text:style-name="Source_20_Text"><text:span text:style-name="T6">        echo 'File does not exist!';<text:line-break/><text:line-break/>    }<text:line-break/><text:line-break/>}<text:line-break/><text:line-break/>?&gt;</text:span></text:span></text:p>
      <text:p text:style-name="P5"><text:span text:style-name="Source_20_Text"><text:span text:style-name="T7">&lt;/body&gt;<text:line-break/><text:line-break/>&lt;/html&gt;</text:span></text:span></text:p>
      <text:p text:style-name="P6"><text:span text:style-name="Source_20_Text"><text:span text:style-name="T3"/></text:span></text:p>
      <text:p text:style-name="P2">There are many more such functions. Here’s a brief list, followed by<text:line-break/>an example that builds on the previous one to provide more information<text:line-break/>on the file specified by the user.</text:p>
      <text:list xml:id="list7918988333372540820" text:style-name="L2">
        <text:list-item>
          <text:p text:style-name="P7"><text:span text:style-name="Source_20_Text"><text:span text:style-name="T39">is_dir()</text:span></text:span><text:span text:style-name="T42"> – returns a Boolean indicating whether the specified path<text:line-break/>is a directory</text:span></text:p>
        </text:list-item>
        <text:list-item>
          <text:p text:style-name="P7"><text:span text:style-name="Source_20_Text"><text:span text:style-name="T39">is_file()</text:span></text:span><text:span text:style-name="T42"> – returns a Boolean indicating whether the specified file<text:line-break/>is a regular file</text:span></text:p>
        </text:list-item>
        <text:list-item>
          <text:p text:style-name="P7"><text:span text:style-name="Source_20_Text"><text:span text:style-name="T39">is_link()</text:span></text:span><text:span text:style-name="T42"> – returns a Boolean indicating whether the specified file<text:line-break/>is a symbolic link</text:span></text:p>
        </text:list-item>
        <text:list-item>
          <text:p text:style-name="P7"><text:span text:style-name="Source_20_Text"><text:span text:style-name="T39">is_executable()</text:span></text:span><text:span text:style-name="T42"> – returns a Boolean indicating whether the<text:line-break/>specified file is executable</text:span></text:p>
        </text:list-item>
        <text:list-item>
          <text:p text:style-name="P7"><text:span text:style-name="Source_20_Text"><text:span text:style-name="T39">is_readable()</text:span></text:span><text:span text:style-name="T42">– returns a Boolean indicating whether the specified<text:line-break/>file is readable</text:span></text:p>
        </text:list-item>
        <text:list-item>
          <text:p text:style-name="P7"><text:soft-page-break/><text:span text:style-name="Source_20_Text"><text:span text:style-name="T39">is_writable()</text:span></text:span><text:span text:style-name="T42">– returns a Boolean indicating whether the specified<text:line-break/>file is writable</text:span></text:p>
        </text:list-item>
        <text:list-item>
          <text:p text:style-name="P7"><text:span text:style-name="Source_20_Text"><text:span text:style-name="T39">filesize()</text:span></text:span><text:span text:style-name="T42"> – gets size of file</text:span></text:p>
        </text:list-item>
        <text:list-item>
          <text:p text:style-name="P7"><text:span text:style-name="Source_20_Text"><text:span text:style-name="T39">filemtime()</text:span></text:span><text:span text:style-name="T42"> – gets last modification time of file</text:span></text:p>
        </text:list-item>
        <text:list-item>
          <text:p text:style-name="P7"><text:span text:style-name="Source_20_Text"><text:span text:style-name="T39">filamtime()</text:span></text:span><text:span text:style-name="T42"> – gets last access time of file</text:span></text:p>
        </text:list-item>
        <text:list-item>
          <text:p text:style-name="P7"><text:span text:style-name="Source_20_Text"><text:span text:style-name="T39">fileowner()</text:span></text:span><text:span text:style-name="T42"> – gets file owner</text:span></text:p>
        </text:list-item>
        <text:list-item>
          <text:p text:style-name="P7"><text:span text:style-name="Source_20_Text"><text:span text:style-name="T39">filegroup()</text:span></text:span><text:span text:style-name="T42"> – gets file group</text:span></text:p>
        </text:list-item>
        <text:list-item>
          <text:p text:style-name="P7"><text:span text:style-name="Source_20_Text"><text:span text:style-name="T39">fileperms()</text:span></text:span><text:span text:style-name="T42"> – gets file permissions</text:span></text:p>
        </text:list-item>
        <text:list-item>
          <text:p text:style-name="P7"><text:span text:style-name="Source_20_Text"><text:span text:style-name="T39">filetype()</text:span></text:span><text:span text:style-name="T42"> – gets file type</text:span></text:p>
        </text:list-item>
      </text:list>
      <text:p text:style-name="P2">This script asks for a file name as input and uses the functions<text:line-break/>above to return information on it.</text:p>
      <text:p text:style-name="P6"><text:span text:style-name="Source_20_Text"><text:span text:style-name="T4"><text:line-break/>&lt;html&gt;<text:line-break/><text:line-break/>&lt;head&gt;<text:line-break/><text:line-break/>&lt;/head&gt;<text:line-break/><text:line-break/>&lt;body&gt;</text:span></text:span></text:p>
      <text:p text:style-name="P5"><text:span text:style-name="Source_20_Text"><text:span text:style-name="T6">&lt;?php<text:line-break/><text:line-break/>/* if form has not yet been submitted, display input box */</text:span></text:span></text:p>
      <text:p text:style-name="P5"><text:span text:style-name="Source_20_Text"><text:span text:style-name="T6">if (!isset($_POST['file'])) {<text:line-break/></text:span></text:span><text:soft-page-break/><text:span text:style-name="Source_20_Text"><text:span text:style-name="T6"><text:line-break/>?&gt;</text:span></text:span></text:p>
      <text:p text:style-name="P5"><text:span text:style-name="Source_20_Text"><text:span text:style-name="T12">    </text:span></text:span><text:span text:style-name="Source_20_Text"><text:span text:style-name="T7">&lt;form action="</text:span></text:span><text:span text:style-name="Source_20_Text"><text:span text:style-name="T6">&lt;?php echo $_SERVER['PHP_SELF']; ?&gt;</text:span></text:span><text:span text:style-name="Source_20_Text"><text:span text:style-name="T7">" method="post"&gt;</text:span></text:span></text:p>
      <text:p text:style-name="P5"><text:span text:style-name="Source_20_Text"><text:span text:style-name="T12">    </text:span></text:span><text:span text:style-name="Source_20_Text"><text:span text:style-name="T7">Enter file path &lt;input type="text" name="file"&gt;<text:line-break/><text:line-break/>    &lt;/form&gt;</text:span></text:span></text:p>
      <text:p text:style-name="P5"><text:span text:style-name="Source_20_Text"><text:span text:style-name="T6">&lt;?php<text:line-break/><text:line-break/>}<text:line-break/><text:line-break/>// else process form input<text:line-break/><text:line-break/>else {<text:line-break/><text:line-break/>    echo 'File name: &lt;b&gt;'.$_POST['file']  .'&lt;/b&gt;&lt;br /&gt;';</text:span></text:span></text:p>
      <text:p text:style-name="P5"><text:span text:style-name="Source_20_Text"><text:span text:style-name="T12">    </text:span></text:span><text:span text:style-name="Source_20_Text"><text:span text:style-name="T6">/* check if file exists and display appropriate message */<text:line-break/><text:line-break/>    if (</text:span></text:span><text:a xlink:type="simple" xlink:href="https://devzone.zend.com/manual/function.file-exists.php" office:target-frame-name="_blank" xlink:show="new"><text:span text:style-name="Source_20_Text"><text:span text:style-name="T8">file_exists</text:span></text:span></text:a><text:span text:style-name="Source_20_Text"><text:span text:style-name="T6">($_POST['file'])) {<text:line-break/><text:line-break/>        // print file size<text:line-break/><text:line-break/>        echo 'File size: '.</text:span></text:span><text:a xlink:type="simple" xlink:href="https://devzone.zend.com/manual/function.filesize.php" office:target-frame-name="_blank" xlink:show="new"><text:span text:style-name="Source_20_Text"><text:span text:style-name="T8">filesize</text:span></text:span></text:a><text:span text:style-name="Source_20_Text"><text:span text:style-name="T6">($_POST['file']).' bytes&lt;br /&gt;';</text:span></text:span></text:p>
      <text:p text:style-name="P5"><text:span text:style-name="Source_20_Text"><text:span text:style-name="T12">        </text:span></text:span><text:span text:style-name="Source_20_Text"><text:span text:style-name="T6">// print file owner<text:line-break/><text:line-break/>        echo 'File owner: '.</text:span></text:span><text:a xlink:type="simple" xlink:href="https://devzone.zend.com/manual/function.fileowner.php" office:target-frame-name="_blank" xlink:show="new"><text:span text:style-name="Source_20_Text"><text:span text:style-name="T8">fileowner</text:span></text:span></text:a><text:span text:style-name="Source_20_Text"><text:span text:style-name="T6">($_POST['file']).'&lt;br /&gt;';<text:line-break/><text:line-break/></text:span></text:span><text:soft-page-break/><text:span text:style-name="Source_20_Text"><text:span text:style-name="T6">        // print file group<text:line-break/><text:line-break/>        echo 'File group: '.</text:span></text:span><text:a xlink:type="simple" xlink:href="https://devzone.zend.com/manual/function.filegroup.php" office:target-frame-name="_blank" xlink:show="new"><text:span text:style-name="Source_20_Text"><text:span text:style-name="T8">filegroup</text:span></text:span></text:a><text:span text:style-name="Source_20_Text"><text:span text:style-name="T6">($_POST['file']).'&lt;br /&gt;';</text:span></text:span></text:p>
      <text:p text:style-name="P5"><text:span text:style-name="Source_20_Text"><text:span text:style-name="T12">        </text:span></text:span><text:span text:style-name="Source_20_Text"><text:span text:style-name="T6">// print file permissions<text:line-break/><text:line-break/>        echo 'File permissions: '.</text:span></text:span><text:a xlink:type="simple" xlink:href="https://devzone.zend.com/manual/function.fileperms.php" office:target-frame-name="_blank" xlink:show="new"><text:span text:style-name="Source_20_Text"><text:span text:style-name="T8">fileperms</text:span></text:span></text:a><text:span text:style-name="Source_20_Text"><text:span text:style-name="T6">($_POST['file']).'&lt;br /&gt;';<text:line-break/><text:line-break/>        // print file type<text:line-break/><text:line-break/>        echo 'File type: '.</text:span></text:span><text:a xlink:type="simple" xlink:href="https://devzone.zend.com/manual/function.filetype.php" office:target-frame-name="_blank" xlink:show="new"><text:span text:style-name="Source_20_Text"><text:span text:style-name="T8">filetype</text:span></text:span></text:a><text:span text:style-name="Source_20_Text"><text:span text:style-name="T6">($_POST['file']).'&lt;br /&gt;';</text:span></text:span></text:p>
      <text:p text:style-name="P5"><text:span text:style-name="Source_20_Text"><text:span text:style-name="T12">        </text:span></text:span><text:span text:style-name="Source_20_Text"><text:span text:style-name="T6">// print file last access time<text:line-break/><text:line-break/>        echo 'File last accessed on: '.</text:span></text:span><text:a xlink:type="simple" xlink:href="https://devzone.zend.com/manual/function.date.php" office:target-frame-name="_blank" xlink:show="new"><text:span text:style-name="Source_20_Text"><text:span text:style-name="T8">date</text:span></text:span></text:a><text:span text:style-name="Source_20_Text"><text:span text:style-name="T6">('Y-m-d',</text:span></text:span><text:a xlink:type="simple" xlink:href="https://devzone.zend.com/manual/function.fileatime.php" office:target-frame-name="_blank" xlink:show="new"><text:span text:style-name="Source_20_Text"><text:span text:style-name="T8">fileatime</text:span></text:span></text:a><text:span text:style-name="Source_20_Text"><text:span text:style-name="T6">($_POST['file'])).'&lt;br /&gt;';</text:span></text:span></text:p>
      <text:p text:style-name="P5"><text:span text:style-name="Source_20_Text"><text:span text:style-name="T12">        </text:span></text:span><text:span text:style-name="Source_20_Text"><text:span text:style-name="T6">// print file last modification time<text:line-break/><text:line-break/>        echo 'File last modified on: '.</text:span></text:span><text:a xlink:type="simple" xlink:href="https://devzone.zend.com/manual/function.date.php" office:target-frame-name="_blank" xlink:show="new"><text:span text:style-name="Source_20_Text"><text:span text:style-name="T8">date</text:span></text:span></text:a><text:span text:style-name="Source_20_Text"><text:span text:style-name="T6">('Y-m-d',</text:span></text:span><text:a xlink:type="simple" xlink:href="https://devzone.zend.com/manual/function.filemtime.php" office:target-frame-name="_blank" xlink:show="new"><text:span text:style-name="Source_20_Text"><text:span text:style-name="T8">filemtime</text:span></text:span></text:a><text:span text:style-name="Source_20_Text"><text:span text:style-name="T6">($_POST['file'])).'&lt;br /&gt;';</text:span></text:span></text:p>
      <text:p text:style-name="P5"><text:span text:style-name="Source_20_Text"><text:span text:style-name="T12">        </text:span></text:span><text:span text:style-name="Source_20_Text"><text:span text:style-name="T6">// is it a directory?<text:line-break/><text:line-break/>        if (</text:span></text:span><text:a xlink:type="simple" xlink:href="https://devzone.zend.com/manual/function.is-dir.php" office:target-frame-name="_blank" xlink:show="new"><text:span text:style-name="Source_20_Text"><text:span text:style-name="T8">is_dir</text:span></text:span></text:a><text:span text:style-name="Source_20_Text"><text:span text:style-name="T6">($_POST['file'])) {<text:line-break/><text:line-break/>            echo 'File is a directory &lt;br /&gt;';<text:line-break/><text:line-break/>        }<text:line-break/><text:line-break/>        // is it a file?<text:line-break/><text:line-break/></text:span></text:span><text:soft-page-break/><text:span text:style-name="Source_20_Text"><text:span text:style-name="T6">        if (</text:span></text:span><text:a xlink:type="simple" xlink:href="https://devzone.zend.com/manual/function.is-file.php" office:target-frame-name="_blank" xlink:show="new"><text:span text:style-name="Source_20_Text"><text:span text:style-name="T8">is_file</text:span></text:span></text:a><text:span text:style-name="Source_20_Text"><text:span text:style-name="T6">($_POST['file'])) {</text:span></text:span></text:p>
      <text:p text:style-name="P5"><text:span text:style-name="Source_20_Text"><text:span text:style-name="T12">            </text:span></text:span><text:span text:style-name="Source_20_Text"><text:span text:style-name="T7">echo </text:span></text:span><text:span text:style-name="Source_20_Text"><text:span text:style-name="T6">'File is a regular file &lt;br /&gt;';<text:line-break/><text:line-break/>        }<text:line-break/><text:line-break/>        // is it a link?<text:line-break/><text:line-break/>        if (</text:span></text:span><text:a xlink:type="simple" xlink:href="https://devzone.zend.com/manual/function.is-link.php" office:target-frame-name="_blank" xlink:show="new"><text:span text:style-name="Source_20_Text"><text:span text:style-name="T8">is_link</text:span></text:span></text:a><text:span text:style-name="Source_20_Text"><text:span text:style-name="T6">($_POST['file'])) {<text:line-break/><text:line-break/>            echo 'File is a symbolic link &lt;br /&gt;';</text:span></text:span></text:p>
      <text:p text:style-name="P5"><text:span text:style-name="Source_20_Text"><text:span text:style-name="T12">        </text:span></text:span><text:span text:style-name="Source_20_Text"><text:span text:style-name="T7">}<text:line-break/><text:line-break/>        </text:span></text:span><text:span text:style-name="Source_20_Text"><text:span text:style-name="T6">// is it executable?<text:line-break/><text:line-break/>        if (</text:span></text:span><text:a xlink:type="simple" xlink:href="https://devzone.zend.com/manual/function.is-executable.php" office:target-frame-name="_blank" xlink:show="new"><text:span text:style-name="Source_20_Text"><text:span text:style-name="T8">is_executable</text:span></text:span></text:a><text:span text:style-name="Source_20_Text"><text:span text:style-name="T6">($_POST['file'])) {<text:line-break/><text:line-break/>            echo 'File is executable &lt;br /&gt;';<text:line-break/><text:line-break/>        }<text:line-break/><text:line-break/>        // is it readable?<text:line-break/><text:line-break/>        if (</text:span></text:span><text:a xlink:type="simple" xlink:href="https://devzone.zend.com/manual/function.is-readable.php" office:target-frame-name="_blank" xlink:show="new"><text:span text:style-name="Source_20_Text"><text:span text:style-name="T8">is_readable</text:span></text:span></text:a><text:span text:style-name="Source_20_Text"><text:span text:style-name="T6">($_POST['file'])) {</text:span></text:span></text:p>
      <text:p text:style-name="P5"><text:span text:style-name="Source_20_Text"><text:span text:style-name="T12">            </text:span></text:span><text:span text:style-name="Source_20_Text"><text:span text:style-name="T7">echo </text:span></text:span><text:span text:style-name="Source_20_Text"><text:span text:style-name="T6">'File is readable &lt;br /&gt;';<text:line-break/><text:line-break/>        }<text:line-break/></text:span></text:span><text:soft-page-break/><text:span text:style-name="Source_20_Text"><text:span text:style-name="T6"><text:line-break/>        // is it writable?<text:line-break/><text:line-break/>        if (</text:span></text:span><text:a xlink:type="simple" xlink:href="https://devzone.zend.com/manual/function.is-writable.php" office:target-frame-name="_blank" xlink:show="new"><text:span text:style-name="Source_20_Text"><text:span text:style-name="T8">is_writable</text:span></text:span></text:a><text:span text:style-name="Source_20_Text"><text:span text:style-name="T6">($_POST['file'])) {<text:line-break/><text:line-break/>            echo 'File is writable &lt;br /&gt;';</text:span></text:span></text:p>
      <text:p text:style-name="P5"><text:span text:style-name="Source_20_Text"><text:span text:style-name="T12">        </text:span></text:span><text:span text:style-name="Source_20_Text"><text:span text:style-name="T7">}<text:line-break/><text:line-break/>    }<text:line-break/><text:line-break/>    else {<text:line-break/><text:line-break/>        echo </text:span></text:span><text:span text:style-name="Source_20_Text"><text:span text:style-name="T6">'File does not exist! &lt;br /&gt;';<text:line-break/><text:line-break/>    }<text:line-break/><text:line-break/>}<text:line-break/><text:line-break/>?&gt;</text:span></text:span></text:p>
      <text:p text:style-name="P5"><text:span text:style-name="Source_20_Text"><text:span text:style-name="T7">&lt;/body&gt;<text:line-break/><text:line-break/>&lt;/html&gt;</text:span></text:span></text:p>
      <text:p text:style-name="P2">And here’s what the output might look like:</text:p>
      <text:section text:style-name="Sect1" text:name="crayon-57b91b32b267f889747856">
        <table:table table:name="Table1" table:style-name="Table1">
          <table:table-column table:style-name="Table1.A"/>
          <table:table-column table:style-name="Table1.B"/>
          <text:soft-page-break/>
          <table:table-row>
            <table:table-cell table:style-name="Table1.A1" office:value-type="string">
              <text:p text:style-name="P13">1</text:p>
              <text:p text:style-name="P14">2</text:p>
              <text:p text:style-name="P13">3</text:p>
              <text:p text:style-name="P14">4</text:p>
              <text:p text:style-name="P13">5</text:p>
              <text:p text:style-name="P14">6</text:p>
              <text:p text:style-name="P13">7</text:p>
              <text:p text:style-name="P14">8</text:p>
              <text:p text:style-name="P13">9</text:p>
              <text:p text:style-name="P14">10</text:p>
            </table:table-cell>
            <table:table-cell table:style-name="Table1.B1" office:value-type="string">
              <text:section text:style-name="Sect1" text:name="crayon-57b91b32b267f889747856-1">
                <text:p text:style-name="P15"><text:span text:style-name="T51">File name:</text:span> <text:span text:style-name="T51">/usr/local/apache/logs/error_log</text:span></text:p>
              </text:section>
              <text:section text:style-name="Sect2" text:name="crayon-57b91b32b267f889747856-2">
                <text:p text:style-name="P15"><text:span text:style-name="T51">File size:</text:span> <text:span text:style-name="T51">53898</text:span> <text:span text:style-name="T51">bytes</text:span></text:p>
              </text:section>
              <text:section text:style-name="Sect1" text:name="crayon-57b91b32b267f889747856-3">
                <text:p text:style-name="P15"><text:span text:style-name="T51">File owner:</text:span> <text:span text:style-name="T51">0</text:span></text:p>
              </text:section>
              <text:section text:style-name="Sect2" text:name="crayon-57b91b32b267f889747856-4">
                <text:p text:style-name="P15"><text:span text:style-name="T51">File group:</text:span> <text:span text:style-name="T51">0</text:span></text:p>
              </text:section>
              <text:section text:style-name="Sect1" text:name="crayon-57b91b32b267f889747856-5">
                <text:p text:style-name="P15"><text:span text:style-name="T51">File permissions:</text:span> <text:span text:style-name="T51">33188</text:span></text:p>
              </text:section>
              <text:section text:style-name="Sect2" text:name="crayon-57b91b32b267f889747856-6">
                <text:p text:style-name="P15"><text:span text:style-name="T51">File type:</text:span> <text:span text:style-name="T51">file</text:span></text:p>
              </text:section>
              <text:section text:style-name="Sect1" text:name="crayon-57b91b32b267f889747856-7">
                <text:p text:style-name="P15"><text:span text:style-name="T51">File last accessed on:</text:span> <text:span text:style-name="T51">2004-05-26</text:span></text:p>
              </text:section>
              <text:section text:style-name="Sect2" text:name="crayon-57b91b32b267f889747856-8">
                <text:p text:style-name="P15"><text:span text:style-name="T51">File last modified on:</text:span> <text:span text:style-name="T51">2004-06-20</text:span></text:p>
              </text:section>
              <text:section text:style-name="Sect1" text:name="crayon-57b91b32b267f889747856-9">
                <text:p text:style-name="P15"><text:span text:style-name="T51">File is</text:span> <text:span text:style-name="T51">a</text:span> <text:span text:style-name="T51">regular file</text:span></text:p>
              </text:section>
              <text:section text:style-name="Sect2" text:name="crayon-57b91b32b267f889747856-10">
                <text:p text:style-name="P15"><text:span text:style-name="T51">File is</text:span> <text:span text:style-name="T51">readable</text:span></text:p>
              </text:section>
            </table:table-cell>
          </table:table-row>
        </table:table>
      </text:section>
      <text:p text:style-name="P8"><text:bookmark text:name="Heading10"/></text:p>
      <text:h text:style-name="P11" text:outline-level="2">Breaking Eggs</text:h>
      <text:p text:style-name="P2">So now you know how to read a file, write to it, and test its<text:line-break/>status. Let’s look at some examples of what you can do with this<text:line-break/>new-found power.</text:p>
      <text:p text:style-name="P2">Let’s go back to my Spanish omelette recipe. Let’s suppose I’m feeling<text:line-break/>generous, and I decide that I’d like to hear what people <text:span text:style-name="T1">really</text:span></text:p>
      <text:p text:style-name="P2">think about my culinary skills. Since I have a bunch of recipes that<text:line-break/>I’d like to share with people, and since they all look something like<text:line-break/>this:</text:p>
      <text:section text:style-name="Sect1" text:name="crayon-57b91b32b268f514088372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3">1</text:p>
              <text:p text:style-name="P14">2</text:p>
              <text:p text:style-name="P13">3</text:p>
              <text:p text:style-name="P14">4</text:p>
              <text:p text:style-name="P13">5</text:p>
              <text:p text:style-name="P14">6</text:p>
              <text:p text:style-name="P13">7</text:p>
              <text:p text:style-name="P14">8</text:p>
              <text:p text:style-name="P13">9</text:p>
              <text:p text:style-name="P14">10</text:p>
              <text:p text:style-name="P13">11</text:p>
              <text:p text:style-name="P14">12</text:p>
            </table:table-cell>
            <table:table-cell table:style-name="Table2.B1" office:value-type="string">
              <text:section text:style-name="Sect1" text:name="crayon-57b91b32b268f514088372-1">
                <text:p text:style-name="P15"><text:span text:style-name="T51">SPANISH OMELETTE</text:span></text:p>
              </text:section>
              <text:section text:style-name="Sect2" text:name="crayon-57b91b32b268f514088372-2">
                <text:p text:style-name="P15"><text:span text:style-name="T51">INGREDIENTS:</text:span></text:p>
              </text:section>
              <text:section text:style-name="Sect1" text:name="crayon-57b91b32b268f514088372-3">
                <text:p text:style-name="P15"><text:span text:style-name="T51">-</text:span> <text:span text:style-name="T51">1</text:span> <text:span text:style-name="T51">chopped onion</text:span></text:p>
              </text:section>
              <text:section text:style-name="Sect2" text:name="crayon-57b91b32b268f514088372-4">
                <text:p text:style-name="P15"><text:span text:style-name="T51">-</text:span> <text:span text:style-name="T51">1</text:span> <text:span text:style-name="T51">chopped tomato</text:span></text:p>
              </text:section>
              <text:section text:style-name="Sect1" text:name="crayon-57b91b32b268f514088372-5">
                <text:p text:style-name="P15"><text:span text:style-name="T51">-</text:span> <text:span text:style-name="T51">1/2</text:span> <text:span text:style-name="T51">chopped green pepper</text:span></text:p>
              </text:section>
              <text:section text:style-name="Sect2" text:name="crayon-57b91b32b268f514088372-6">
                <text:p text:style-name="P15"><text:span text:style-name="T51">-</text:span> <text:span text:style-name="T51">4</text:span> <text:span text:style-name="T51">beaten eggs</text:span></text:p>
              </text:section>
              <text:section text:style-name="Sect1" text:name="crayon-57b91b32b268f514088372-7">
                <text:p text:style-name="P15"><text:span text:style-name="T51">-</text:span> <text:span text:style-name="T51">Salt and</text:span> <text:span text:style-name="T51">pepper to</text:span> <text:span text:style-name="T51">taste</text:span></text:p>
              </text:section>
              <text:section text:style-name="Sect2" text:name="crayon-57b91b32b268f514088372-8">
                <text:p text:style-name="P15"><text:span text:style-name="T51">METHOD:</text:span></text:p>
              </text:section>
              <text:section text:style-name="Sect1" text:name="crayon-57b91b32b268f514088372-9">
                <text:p text:style-name="P15"><text:span text:style-name="T51">1.</text:span> <text:span text:style-name="T51">Fry onions in</text:span> <text:span text:style-name="T51">a</text:span> <text:span text:style-name="T51">pan</text:span></text:p>
              </text:section>
              <text:section text:style-name="Sect2" text:name="crayon-57b91b32b268f514088372-10">
                <text:p text:style-name="P15"><text:span text:style-name="T51">2.</text:span> <text:span text:style-name="T51">Pour beaten eggs over onions and</text:span> <text:span text:style-name="T51">fry gently</text:span></text:p>
              </text:section>
              <text:section text:style-name="Sect1" text:name="crayon-57b91b32b268f514088372-11">
                <text:p text:style-name="P15"><text:span text:style-name="T51">3.</text:span> <text:span text:style-name="T51">Add tomatoes,</text:span> <text:span text:style-name="T51">green pepper,</text:span> <text:span text:style-name="T51">salt and</text:span> <text:span text:style-name="T51">pepper to</text:span> <text:span text:style-name="T51">taste</text:span></text:p>
              </text:section>
              <text:section text:style-name="Sect2" text:name="crayon-57b91b32b268f514088372-12">
                <text:p text:style-name="P15"><text:span text:style-name="T51">4.</text:span> <text:span text:style-name="T51">Serve with toast or</text:span> <text:span text:style-name="T51">bread</text:span></text:p>
              </text:section>
            </table:table-cell>
          </table:table-row>
        </table:table>
      </text:section>
      <text:p text:style-name="P2">I need a quick way to convert them all into HTML so that they look<text:line-break/>presentable on my Web site. We’ve already established that I’m lazy, so<text:line-break/>fuggedaboutme re-creating the recipes in HTML. Instead, I’ll have PHP<text:line-break/>do the heavy lifting for me:</text:p>
      <text:p text:style-name="P6"><text:soft-page-break/><text:span text:style-name="Source_20_Text"><text:span text:style-name="T4"><text:line-break/>&lt;html&gt;<text:line-break/><text:line-break/>&lt;head&gt;&lt;/head&gt;<text:line-break/>&lt;body&gt;</text:span></text:span></text:p>
      <text:p text:style-name="P5"><text:span text:style-name="Source_20_Text"><text:span text:style-name="T6">&lt;?php<text:line-break/><text:line-break/>// read recipe file into array<text:line-break/><text:line-break/>$data = </text:span></text:span><text:a xlink:type="simple" xlink:href="https://devzone.zend.com/manual/function.file.php" office:target-frame-name="_blank" xlink:show="new"><text:span text:style-name="Source_20_Text"><text:span text:style-name="T8">file</text:span></text:span></text:a><text:span text:style-name="Source_20_Text"><text:span text:style-name="T6">('/usr/local/stuff/that/should/be/elsewhere/omelette.txt') or die('Could not read file!');<text:line-break/><text:line-break/>/* first line contains title: read it into variable */<text:line-break/><text:line-break/>$title = $data[0];<text:line-break/><text:line-break/>// remove first line from array<text:line-break/><text:line-break/></text:span></text:span><text:a xlink:type="simple" xlink:href="https://devzone.zend.com/manual/function.array-shift.php" office:target-frame-name="_blank" xlink:show="new"><text:span text:style-name="Source_20_Text"><text:span text:style-name="T8">array_shift</text:span></text:span></text:a><text:span text:style-name="Source_20_Text"><text:span text:style-name="T6">($data);</text:span></text:span></text:p>
      <text:p text:style-name="P5"><text:span text:style-name="Source_20_Text"><text:span text:style-name="T6">?&gt;</text:span></text:span></text:p>
      <text:p text:style-name="P5"><text:span text:style-name="Source_20_Text"><text:span text:style-name="T7">&lt;h2&gt;</text:span></text:span><text:span text:style-name="Source_20_Text"><text:span text:style-name="T6">&lt;?php echo $title; ?&gt;</text:span></text:span><text:span text:style-name="Source_20_Text"><text:span text:style-name="T7">&lt;/h2&gt;</text:span></text:span></text:p>
      <text:p text:style-name="P5"><text:span text:style-name="Source_20_Text"><text:span text:style-name="T6">&lt;?php<text:line-break/><text:line-break/>/* iterate over content and print it */<text:line-break/><text:line-break/>foreach ($data as $line) {</text:span></text:span></text:p>
      <text:p text:style-name="P5"><text:soft-page-break/><text:span text:style-name="Source_20_Text"><text:span text:style-name="T12">    </text:span></text:span><text:span text:style-name="Source_20_Text"><text:span text:style-name="T7">echo </text:span></text:span><text:a xlink:type="simple" xlink:href="https://devzone.zend.com/manual/function.nl2br.php" office:target-frame-name="_blank" xlink:show="new"><text:span text:style-name="Source_20_Text"><text:span text:style-name="T8">nl2br</text:span></text:span></text:a><text:span text:style-name="Source_20_Text"><text:span text:style-name="T6">($line);<text:line-break/><text:line-break/>}<text:line-break/><text:line-break/>?&gt;</text:span></text:span></text:p>
      <text:p text:style-name="P6"><text:span text:style-name="Source_20_Text"><text:span text:style-name="T5">&lt;/body&gt;<text:line-break/><text:line-break/>&lt;/html&gt;<text:line-break/></text:span></text:span></text:p>
      <text:p text:style-name="P6"><text:span text:style-name="T11">I’ve used the </text:span><text:span text:style-name="Source_20_Text"><text:span text:style-name="T5">file()</text:span></text:span><text:span text:style-name="T11"> function to read the recipe into an array, and<text:line-break/>assign the first line (the title) to a variable. That title is then<text:line-break/>printed at the top of the page. Since the rest of the data is fairly<text:line-break/>presentable as is, I can simply print the lines to the screen one after<text:line-break/>the other. Line breaks are automatically handled for me by the<text:line-break/>extremely cool </text:span><text:span text:style-name="Source_20_Text"><text:span text:style-name="T5">nl2br()</text:span></text:span><text:span text:style-name="T11"> function, which converts regular text linebreaks<text:line-break/>into the HTML equivalent, the </text:span><text:span text:style-name="Source_20_Text"><text:span text:style-name="T5">&lt;br /&gt;</text:span></text:span><text:span text:style-name="T11"> tag. The end result: an<text:line-break/>HTML-ized version of my recipe that the world can marvel at. Take a look:</text:span></text:p>
      <text:section text:style-name="Sect1" text:name="crayon-57b91b32b2696246498674">
        <table:table table:name="Table3" table:style-name="Table3">
          <table:table-column table:style-name="Table3.A"/>
          <table:table-column table:style-name="Table3.B"/>
          <text:soft-page-break/>
          <table:table-row>
            <table:table-cell table:style-name="Table3.A1" office:value-type="string">
              <text:p text:style-name="P13">1</text:p>
              <text:p text:style-name="P14">2</text:p>
              <text:p text:style-name="P13">3</text:p>
              <text:p text:style-name="P14">4</text:p>
              <text:p text:style-name="P13">5</text:p>
              <text:p text:style-name="P14">6</text:p>
              <text:p text:style-name="P13">7</text:p>
              <text:p text:style-name="P14">8</text:p>
              <text:p text:style-name="P13">9</text:p>
              <text:p text:style-name="P14">10</text:p>
              <text:p text:style-name="P13">11</text:p>
              <text:p text:style-name="P14">12</text:p>
              <text:p text:style-name="P13">13</text:p>
              <text:p text:style-name="P14">14</text:p>
              <text:p text:style-name="P13">15</text:p>
              <text:p text:style-name="P14">16</text:p>
              <text:p text:style-name="P13">17</text:p>
              <text:p text:style-name="P14">18</text:p>
              <text:p text:style-name="P13">19</text:p>
              <text:p text:style-name="P14">20</text:p>
            </table:table-cell>
            <table:table-cell table:style-name="Table3.B1" office:value-type="string">
              <text:section text:style-name="Sect1" text:name="crayon-57b91b32b2696246498674-1">
                <text:p text:style-name="P15"><text:span text:style-name="T51">&amp;lt;html&amp;gt;</text:span></text:p>
              </text:section>
              <text:section text:style-name="Sect2" text:name="crayon-57b91b32b2696246498674-2">
                <text:p text:style-name="P15"><text:span text:style-name="T51">&amp;lt;head&amp;gt;&amp;lt;/head&amp;gt;&amp;lt;body&amp;gt;</text:span></text:p>
              </text:section>
              <text:section text:style-name="Sect1" text:name="crayon-57b91b32b2696246498674-3">
                <text:p text:style-name="P16"> </text:p>
              </text:section>
              <text:section text:style-name="Sect2" text:name="crayon-57b91b32b2696246498674-4">
                <text:p text:style-name="P15"><text:span text:style-name="T51">&amp;lt;h2&amp;gt;SPANISH OMELETTE</text:span></text:p>
              </text:section>
              <text:section text:style-name="Sect1" text:name="crayon-57b91b32b2696246498674-5">
                <text:p text:style-name="P15"><text:span text:style-name="T51">&amp;lt;/h2&amp;gt;</text:span></text:p>
              </text:section>
              <text:section text:style-name="Sect2" text:name="crayon-57b91b32b2696246498674-6">
                <text:p text:style-name="P15"><text:span text:style-name="T51">INGREDIENTS:&amp;lt;br</text:span> <text:span text:style-name="T51">/&amp;gt;</text:span></text:p>
              </text:section>
              <text:section text:style-name="Sect1" text:name="crayon-57b91b32b2696246498674-7">
                <text:p text:style-name="P15"><text:span text:style-name="T51">-</text:span> <text:span text:style-name="T51">1</text:span> <text:span text:style-name="T51">chopped onion&amp;lt;br</text:span> <text:span text:style-name="T51">/&amp;gt;</text:span></text:p>
              </text:section>
              <text:section text:style-name="Sect2" text:name="crayon-57b91b32b2696246498674-8">
                <text:p text:style-name="P15"><text:span text:style-name="T51">-</text:span> <text:span text:style-name="T51">1</text:span> <text:span text:style-name="T51">chopped tomato&amp;lt;br</text:span> <text:span text:style-name="T51">/&amp;gt;</text:span></text:p>
              </text:section>
              <text:section text:style-name="Sect1" text:name="crayon-57b91b32b2696246498674-9">
                <text:p text:style-name="P15"><text:span text:style-name="T51">-</text:span> <text:span text:style-name="T51">1/2</text:span> <text:span text:style-name="T51">chopped green pepper&amp;lt;br</text:span> <text:span text:style-name="T51">/&amp;gt;</text:span></text:p>
              </text:section>
              <text:section text:style-name="Sect2" text:name="crayon-57b91b32b2696246498674-10">
                <text:p text:style-name="P15"><text:span text:style-name="T51">-</text:span> <text:span text:style-name="T51">4</text:span> <text:span text:style-name="T51">beaten eggs&amp;lt;br</text:span> <text:span text:style-name="T51">/&amp;gt;</text:span></text:p>
              </text:section>
              <text:section text:style-name="Sect1" text:name="crayon-57b91b32b2696246498674-11">
                <text:p text:style-name="P16"> </text:p>
              </text:section>
              <text:section text:style-name="Sect2" text:name="crayon-57b91b32b2696246498674-12">
                <text:p text:style-name="P15"><text:span text:style-name="T51">-</text:span> <text:span text:style-name="T51">Salt and</text:span> <text:span text:style-name="T51">pepper to</text:span> <text:span text:style-name="T51">taste&amp;lt;br</text:span> <text:span text:style-name="T51">/&amp;gt;</text:span></text:p>
              </text:section>
              <text:section text:style-name="Sect1" text:name="crayon-57b91b32b2696246498674-13">
                <text:p text:style-name="P15"><text:span text:style-name="T51">METHOD:&amp;lt;br</text:span> <text:span text:style-name="T51">/&amp;gt;</text:span></text:p>
              </text:section>
              <text:section text:style-name="Sect2" text:name="crayon-57b91b32b2696246498674-14">
                <text:p text:style-name="P15"><text:span text:style-name="T51">1.</text:span> <text:span text:style-name="T51">Fry onions in</text:span> <text:span text:style-name="T51">a</text:span> <text:span text:style-name="T51">pan&amp;lt;br</text:span> <text:span text:style-name="T51">/&amp;gt;</text:span></text:p>
              </text:section>
              <text:section text:style-name="Sect1" text:name="crayon-57b91b32b2696246498674-15">
                <text:p text:style-name="P15"><text:span text:style-name="T51">2.</text:span> <text:span text:style-name="T51">Pour beaten eggs over onions and</text:span> <text:span text:style-name="T51">fry gently&amp;lt;br</text:span> <text:span text:style-name="T51">/&amp;gt;</text:span></text:p>
              </text:section>
              <text:section text:style-name="Sect2" text:name="crayon-57b91b32b2696246498674-16">
                <text:p text:style-name="P15"><text:span text:style-name="T51">3.</text:span> <text:span text:style-name="T51">Add tomatoes,</text:span> <text:span text:style-name="T51">green pepper,</text:span> <text:span text:style-name="T51">salt and</text:span> <text:span text:style-name="T51">pepper to</text:span> <text:span text:style-name="T51">taste&amp;lt;br</text:span> <text:span text:style-name="T51">/&amp;gt;</text:span></text:p>
              </text:section>
              <text:section text:style-name="Sect1" text:name="crayon-57b91b32b2696246498674-17">
                <text:p text:style-name="P15"><text:span text:style-name="T51">4.</text:span> <text:span text:style-name="T51">Serve with toast or</text:span> <text:span text:style-name="T51">bread&amp;lt;br</text:span> <text:span text:style-name="T51">/&amp;gt;</text:span></text:p>
              </text:section>
              <text:section text:style-name="Sect2" text:name="crayon-57b91b32b2696246498674-18">
                <text:p text:style-name="P16"> </text:p>
              </text:section>
              <text:section text:style-name="Sect1" text:name="crayon-57b91b32b2696246498674-19">
                <text:p text:style-name="P15"><text:span text:style-name="T51">&amp;lt;/body&amp;gt;</text:span></text:p>
              </text:section>
              <text:section text:style-name="Sect2" text:name="crayon-57b91b32b2696246498674-20">
                <text:p text:style-name="P15"><text:span text:style-name="T51">&amp;lt;/html&amp;gt;</text:span></text:p>
              </text:section>
            </table:table-cell>
          </table:table-row>
        </table:table>
      </text:section>
      <text:p text:style-name="P5"><text:span text:style-name="T11">If the elegance and creative simplicity of my Spanish omelette recipe<text:line-break/>has left you speechless, I’m not surprised – many people feel that<text:line-break/>way. Until you get your voice back: Ciao… and make sure you come back<text:line-break/>to work through </text:span><text:a xlink:type="simple" xlink:href="https://devzone.zend.com/article/637"><text:span text:style-name="T10">Part Six</text:span></text:a><text:span text:style-name="T11"> of PHP 101,<text:line-break/>which discusses creating your own reusable function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0T22:37:17.603071561</dc:date>
    <meta:editing-duration>PT23M34S</meta:editing-duration>
    <meta:editing-cycles>12</meta:editing-cycles>
    <meta:document-statistic meta:table-count="3" meta:image-count="0" meta:object-count="0" meta:page-count="25" meta:paragraph-count="225" meta:word-count="2968" meta:character-count="18201" meta:non-whitespace-character-count="14867"/>
  </office:meta>
</office:document-meta>
</file>